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RANSans" svg:font-family="IRANSans" style:font-family-generic="roman" style:font-pitch="variable"/>
    <style:font-face style:name="IRANSans-Bold" svg:font-family="IRANSans-Bold" style:font-family-generic="roman"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MT" svg:font-family="SymbolMT" style:font-family-generic="roman" style:font-pitch="variable"/>
    <style:font-face style:name="Tahoma" svg:font-family="Tahoma" style:font-family-generic="system" style:font-pitch="variable"/>
    <style:font-face style:name="Tahoma1" svg:font-family="Tahoma" style:font-family-generic="swiss"/>
  </office:font-face-decls>
  <office:automatic-styles>
    <style:style style:name="P1" style:family="paragraph" style:parent-style-name="Standard">
      <style:paragraph-properties fo:text-align="end" style:justify-single-word="false" style:writing-mode="rl-tb"/>
      <style:text-properties style:font-name="IRZar" fo:font-size="16pt" officeooo:rsid="00194509" officeooo:paragraph-rsid="00194509" style:font-size-asian="16pt" style:font-name-complex="IRZar" style:font-size-complex="16pt"/>
    </style:style>
    <style:style style:name="P2" style:family="paragraph" style:parent-style-name="Standard">
      <style:paragraph-properties fo:text-align="end" style:justify-single-word="false" style:writing-mode="rl-tb"/>
      <style:text-properties style:font-name="IRZar" fo:font-size="16pt" officeooo:rsid="001b0206" officeooo:paragraph-rsid="001b0206" style:font-size-asian="16pt" style:font-name-complex="IRZar" style:font-size-complex="16pt"/>
    </style:style>
    <style:style style:name="P3" style:family="paragraph" style:parent-style-name="Standard">
      <style:paragraph-properties fo:text-align="end" style:justify-single-word="false" style:writing-mode="rl-tb"/>
      <style:text-properties style:font-name="IRZar" fo:font-size="16pt" officeooo:rsid="001df484" officeooo:paragraph-rsid="001df484" style:font-size-asian="16pt" style:font-name-complex="IRZar" style:font-size-complex="16pt"/>
    </style:style>
    <style:style style:name="P4" style:family="paragraph" style:parent-style-name="Standard">
      <style:paragraph-properties fo:text-align="end" style:justify-single-word="false" style:writing-mode="rl-tb"/>
      <style:text-properties style:font-name="IRZar" fo:font-size="16pt" officeooo:rsid="001dfb22" officeooo:paragraph-rsid="001dfb22" style:font-size-asian="16pt" style:font-name-complex="IRZar" style:font-size-complex="16pt"/>
    </style:style>
    <style:style style:name="P5" style:family="paragraph" style:parent-style-name="Standard">
      <style:paragraph-properties fo:text-align="end" style:justify-single-word="false" style:writing-mode="rl-tb"/>
      <style:text-properties style:font-name="IRZar" fo:font-size="16pt" officeooo:rsid="002696a1" officeooo:paragraph-rsid="002696a1" style:font-size-asian="16pt" style:font-name-complex="IRZar" style:font-size-complex="16pt"/>
    </style:style>
    <style:style style:name="P6" style:family="paragraph" style:parent-style-name="Standard">
      <style:paragraph-properties fo:text-align="end" style:justify-single-word="false" style:writing-mode="rl-tb"/>
      <style:text-properties style:font-name="IRZar" fo:font-size="11pt" officeooo:rsid="001dfb22" officeooo:paragraph-rsid="001dfb22" style:font-size-asian="11pt" style:font-name-complex="IRZar" style:font-size-complex="16pt"/>
    </style:style>
    <style:style style:name="P7" style:family="paragraph" style:parent-style-name="Standard">
      <style:paragraph-properties fo:text-align="end" style:justify-single-word="false" style:writing-mode="rl-tb"/>
      <style:text-properties style:font-name="IRZar" fo:font-size="11pt" fo:font-weight="bold" officeooo:rsid="001dfb22" officeooo:paragraph-rsid="001dfb22" style:font-size-asian="11pt" style:font-weight-asian="bold" style:font-name-complex="IRZar" style:font-size-complex="16pt" style:font-weight-complex="bold"/>
    </style:style>
    <style:style style:name="P8" style:family="paragraph" style:parent-style-name="Standard">
      <style:paragraph-properties fo:text-align="end" style:justify-single-word="false" style:writing-mode="rl-tb"/>
      <style:text-properties style:font-name="IRZar" style:font-name-complex="IRZar"/>
    </style:style>
    <style:style style:name="P9" style:family="paragraph" style:parent-style-name="Standard">
      <style:paragraph-properties fo:text-align="end" style:justify-single-word="false" style:writing-mode="rl-tb"/>
      <style:text-properties style:font-name="IRZar" fo:font-size="12.5pt" fo:font-weight="bold" style:font-size-asian="12.5pt" style:font-weight-asian="bold" style:font-name-complex="IRZar"/>
    </style:style>
    <style:style style:name="P10" style:family="paragraph" style:parent-style-name="Standard">
      <style:paragraph-properties fo:text-align="end" style:justify-single-word="false" style:writing-mode="rl-tb"/>
      <style:text-properties style:font-name="IRZar" fo:font-size="14pt" style:font-size-asian="14pt" style:font-name-complex="IRZar" style:font-size-complex="14pt"/>
    </style:style>
    <style:style style:name="P11" style:family="paragraph" style:parent-style-name="Standard">
      <style:paragraph-properties fo:text-align="end" style:justify-single-word="false" style:writing-mode="rl-tb"/>
      <style:text-properties style:font-name="IRZar" fo:font-size="14pt" officeooo:paragraph-rsid="001fbaab" style:font-size-asian="14pt" style:font-name-complex="IRZar" style:font-size-complex="14pt"/>
    </style:style>
    <style:style style:name="P12" style:family="paragraph" style:parent-style-name="Standard">
      <style:paragraph-properties fo:text-align="end" style:justify-single-word="false" style:writing-mode="rl-tb"/>
      <style:text-properties style:font-name="IRZar" fo:font-size="11pt" officeooo:rsid="001dfb22" officeooo:paragraph-rsid="001dfb22" style:font-size-asian="11pt" style:font-name-complex="IRZar" style:font-size-complex="16pt"/>
    </style:style>
    <style:style style:name="P13" style:family="paragraph" style:parent-style-name="Standard">
      <style:paragraph-properties fo:text-align="end" style:justify-single-word="false" style:writing-mode="rl-tb"/>
      <style:text-properties style:font-name="IRZar" fo:font-size="11pt" officeooo:rsid="001dfb22" officeooo:paragraph-rsid="001dfb22" style:font-size-asian="11pt" style:font-name-complex="IRZar" style:font-size-complex="16pt"/>
    </style:style>
    <style:style style:name="P14" style:family="paragraph" style:parent-style-name="Standard">
      <style:paragraph-properties fo:text-align="end" style:justify-single-word="false" style:writing-mode="rl-tb"/>
      <style:text-properties style:font-name-complex="IRZar"/>
    </style:style>
    <style:style style:name="T1" style:family="text">
      <style:text-properties officeooo:rsid="001df484"/>
    </style:style>
    <style:style style:name="T2" style:family="text">
      <style:text-properties officeooo:rsid="001dfb22"/>
    </style:style>
    <style:style style:name="T3" style:family="text">
      <style:text-properties fo:font-size="11pt" style:font-size-asian="11pt"/>
    </style:style>
    <style:style style:name="T4" style:family="text">
      <style:text-properties fo:font-size="11pt" officeooo:rsid="0021ca5b" style:font-size-asian="11pt"/>
    </style:style>
    <style:style style:name="T5" style:family="text">
      <style:text-properties fo:font-size="11pt" officeooo:rsid="002229ed" style:font-size-asian="11pt"/>
    </style:style>
    <style:style style:name="T6" style:family="text">
      <style:text-properties fo:font-size="11pt" officeooo:rsid="0023d1a8" style:font-size-asian="11pt"/>
    </style:style>
    <style:style style:name="T7" style:family="text">
      <style:text-properties officeooo:rsid="002229ed"/>
    </style:style>
    <style:style style:name="T8" style:family="text">
      <style:text-properties officeooo:rsid="001b0206"/>
    </style:style>
    <style:style style:name="T9" style:family="text">
      <style:text-properties fo:font-size="12.5pt" style:font-size-asian="12.5pt"/>
    </style:style>
    <style:style style:name="T10" style:family="text">
      <style:text-properties fo:font-size="12.5pt" officeooo:rsid="0023d1a8" style:font-size-asian="12.5pt"/>
    </style:style>
    <style:style style:name="T11" style:family="text">
      <style:text-properties fo:font-size="12.5pt" officeooo:rsid="00247f38" style:font-size-asian="12.5pt"/>
    </style:style>
    <style:style style:name="T12" style:family="text">
      <style:text-properties fo:font-size="12.5pt" officeooo:rsid="002bdb2c" style:font-size-asian="12.5pt"/>
    </style:style>
    <style:style style:name="T13" style:family="text">
      <style:text-properties fo:font-size="12pt" style:font-size-asian="12pt"/>
    </style:style>
    <style:style style:name="T14" style:family="text">
      <style:text-properties officeooo:rsid="001fbaab"/>
    </style:style>
    <style:style style:name="T15" style:family="text">
      <style:text-properties officeooo:rsid="0021225d"/>
    </style:style>
    <style:style style:name="T16" style:family="text">
      <style:text-properties officeooo:rsid="0021ca5b"/>
    </style:style>
    <style:style style:name="T17" style:family="text">
      <style:text-properties officeooo:rsid="002696a1"/>
    </style:style>
    <style:style style:name="T18" style:family="text">
      <style:text-properties officeooo:rsid="00281608"/>
    </style:style>
    <style:style style:name="T19" style:family="text">
      <style:text-properties officeooo:rsid="00286819"/>
    </style:style>
    <style:style style:name="T20" style:family="text">
      <style:text-properties officeooo:rsid="0029440c"/>
    </style:style>
    <style:style style:name="T21" style:family="text">
      <style:text-properties officeooo:rsid="0029fe68"/>
    </style:style>
    <style:style style:name="T22" style:family="text">
      <style:text-properties officeooo:rsid="002b774b"/>
    </style:style>
    <style:style style:name="T23" style:family="text">
      <style:text-properties style:font-name="IRANSans-Bold" fo:font-size="12.5pt" fo:font-weight="bold" style:font-size-asian="12.5pt" style:font-weight-asian="bold"/>
    </style:style>
    <style:style style:name="T24" style:family="text">
      <style:text-properties style:font-name="IRANSans-Bold" fo:font-size="12.5pt" fo:font-weight="bold" officeooo:rsid="002bdb2c" style:font-size-asian="12.5pt" style:font-weight-asian="bold"/>
    </style:style>
    <style:style style:name="T25" style:family="text">
      <style:text-properties style:font-name="IRANSans" fo:font-size="12.5pt" style:font-size-asian="12.5pt"/>
    </style:style>
    <style:style style:name="T26" style:family="text">
      <style:text-properties style:font-name="IRANSans" fo:font-size="12.5pt" officeooo:rsid="002bdb2c" style:font-size-asian="12.5pt"/>
    </style:style>
    <style:style style:name="T27" style:family="text">
      <style:text-properties style:font-name="SymbolMT"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ه نام خدا</text:p>
      <text:p text:style-name="P1">- تعریف پروژه</text:p>
      <text:p text:style-name="P1">- اعضای تیم چه کسانی هستند؟ وظیفه هر یک چیست؟</text:p>
      <text:p text:style-name="P1">- از دیدگاه انسانی و از دیدگاه تکنیکی پروژه باید تعریف شود.</text:p>
      <text:p text:style-name="P1">- <text:span text:style-name="T8">هدف چی هست؟</text:span></text:p>
      <text:p text:style-name="P2">- اهداف پروژه</text:p>
      <text:p text:style-name="P2">- زمان تخمین انجام پروژه</text:p>
      <text:p text:style-name="P2">- گزارش فرحان</text:p>
      <text:p text:style-name="P2">- <text:span text:style-name="T1">design manager</text:span></text:p>
      <text:p text:style-name="P2">- <text:span text:style-name="T1">data base</text:span></text:p>
      <text:p text:style-name="P3">هدف از این پروژه راه‌اندازی یک بازار خرید و فروش سهمابه است. خرید و فروش در یک دشت آبی انجام می‌شود. منظور از حقآبه: <text:s text:c="2"/></text:p>
      <text:p text:style-name="P3">خریداران و فروشندگان در سراسر کشور می‌تواننند نسبت به خرید و فروش سهمابه اقدام نمایند. و هدف از این پروژه، ماشینی کردن این عملیات است.</text:p>
      <text:p text:style-name="P3">نحوه‌ی خرید و فروش:</text:p>
      <text:p text:style-name="P3">---------------</text:p>
      <text:p text:style-name="P3">بر پایه‌ی اصطلاحات کامپیوتری امکان خرید و فروش از طریق browser می‌باشد.</text:p>
      <text:p text:style-name="P3">با اطمینان ۱۰۰ درصد پروتکل‌های خرید و فروش ایمن باید رعایت شود.</text:p>
      <text:p text:style-name="P3">این پروژه دارای ویژگی‌ها و مسائل خاص خود می‌باشد.</text:p>
      <text:p text:style-name="P3">---------</text:p>
      <text:p text:style-name="P3">تعریف کارکردها</text:p>
      <text:p text:style-name="P3">--------</text:p>
      <text:p text:style-name="P3">- <text:span text:style-name="T2">gantt chart</text:span></text:p>
      <text:p text:style-name="P4">؟‌ - در کدام کشورها مشابه این بانک آب وجود دارد؟</text:p>
      <text:p text:style-name="P4">؟- آیا اصطلاحات sell capacity, buy capacity, well capacity درست هستند؟</text:p>
      <text:p text:style-name="P4">افراد: چاه‌وند – آب‌وند - </text:p>
      <text:p text:style-name="P4"><text:soft-page-break/></text:p>
      <text:p text:style-name="P4"/>
      <text:p text:style-name="P5"><text:span text:style-name="T18">(</text:span>حقآبه-<text:span text:style-name="T18">حق‌آبه)</text:span> – آبوند – چاه‌وند – حساب چاه – <text:span text:style-name="T18">(میراب – میرآب) – </text:span><text:span text:style-name="T19">آبخوان – </text:span><text:span text:style-name="T20">سماب – </text:span><text:span text:style-name="T21">پرا</text:span><text:span text:style-name="T22">ب</text:span><text:span text:style-name="T21"> - </text:span></text:p>
      <text:p text:style-name="P7">تعاریف و اصطلاحات :</text:p>
      <text:p text:style-name="P10"><text:span text:style-name="T14">۱ - </text:span><text:s/>آبوند: هر فرد حقیقی یا حقوقی اعتبارسنجی شده دارا ی مجوز، می<text:span text:style-name="T14">‌</text:span>تواند در بانک حساب باز کند و به خرید یا فروش حق<text:span text:style-name="T14">ا</text:span>به بپردازد. اگر این کاربر چاه<text:span text:style-name="T14">‌</text:span>وند باشد می<text:span text:style-name="T14">‌</text:span>تواند حسابهای چاههای خود را نیز مشاهده و مدیریت نماید. هر آبوند می<text:span text:style-name="T14">‌</text:span>تواند بیش از یک حساب داشته باشد .</text:p>
      <text:p text:style-name="P10"><text:span text:style-name="T14">۲ - </text:span>چاه<text:span text:style-name="T14">‌</text:span>وند: کسی که مالکیت حداقل یک چاه را در یک دشت دارد یا از مالکین یک چاه نمایندگی می<text:span text:style-name="T14">‌</text:span>کند. چاه<text:span text:style-name="T14">‌</text:span>وند به حساب چاه<text:span text:style-name="T14">(</text:span>ها<text:span text:style-name="T14">)</text:span> و حساب<text:span text:style-name="T14">(</text:span>های<text:span text:style-name="T14">)</text:span> چاه<text:span text:style-name="T14">‌</text:span>وندی خودش دسترسی دارد.</text:p>
      <text:p text:style-name="P11"><text:span text:style-name="T14">۳ - </text:span>حساب چاه: هر چاه در بانک حقوق آب دارای یک حساب می<text:span text:style-name="T14">‌</text:span>باشد. شارژ سالیانه چاه مطابق اجازه برداشت، به این حساب واریز می<text:span text:style-name="T14">‌</text:span>شود و تنظیمات شامل نوع چاه <text:span text:style-name="T14">(</text:span>کشاورز ی، صنعتی، شرب، شرکت آب<text:span text:style-name="T14">)</text:span> سقف فروش آب Sell Capacity ، سقف خرید آب Buy Capacity <text:span text:style-name="T14">و </text:span>ظرفیت چاه Well Capacity، توسط شرکت آب برای ا ین حساب مشخص می<text:span text:style-name="T14">‌</text:span>شود. بانک در پاسخ استعلام نرم افزار صبا، موجودی<text:span text:style-name="T14">‌</text:span>های این حساب را گزارش می<text:span text:style-name="T14">‌</text:span>دهد و پاسخ های صبا در این حساب ذخیره می<text:span text:style-name="T14">‌</text:span>شوند. حساب<text:span text:style-name="T14">‌</text:span>های چاه به نرم<text:span text:style-name="T14">‌</text:span>افزار صبا متصل هستند. نرم<text:span text:style-name="T14">‌</text:span>افزار حقوق آب، گزارش تمام شارژهایی که به کنتور منتقل می<text:span text:style-name="T14">‌</text:span>شود را نگه<text:span text:style-name="T15">‌</text:span>داری می<text:span text:style-name="T15">‌</text:span>کند <text:span text:style-name="T15">(</text:span>لیست تمام انواع شارژ مشخص می شود<text:span text:style-name="T15">)</text:span> و برای همه تاریخ، حجم، اپراتور و ... شارژ را ذخیره می<text:span text:style-name="T15">‌</text:span>کند. برای شارژ سالیانه، اجازه برداشت را از صبا تحویل می<text:span text:style-name="T15">‌</text:span>گیرد و به حساب چاه منتقل می<text:span text:style-name="T15">‌</text:span>کند. چاه<text:span text:style-name="T15">‌</text:span>وند می<text:span text:style-name="T15">‌</text:span>تواند موجودی این حساب را به نرم<text:span text:style-name="T15">‌</text:span>افزار صبا برای انتقال به کارت و کنتور منتقل نماید. مدیریت اطمینان از انتقال صحیح و مطمئن شارژ از صبا به کارت و کنتور و کارت المثنی و … برعهده صبا است. حساب چاه مستقیما به سامانه مبادله متصل نیست.</text:p>
      <text:p text:style-name="P10"><text:span text:style-name="T16">۴ - </text:span><text:s/>اجازه برداشت سالیانه: کل سقف مجاز قابل برداشت سالیانه از یک چاه <text:span text:style-name="T16">(</text:span>بدون در نظر گرفتن نقل و انتقال در بازار<text:span text:style-name="T16">)</text:span> که با توجه به پروانه بهره<text:span text:style-name="T16">‌</text:span>برداری از چاه توسط آ ب<text:span text:style-name="T16">‌</text:span>فرما تعیین می<text:span text:style-name="T16">‌</text:span>شود .</text:p>
      <text:p text:style-name="P10"><text:span text:style-name="T16">۵ -</text:span> حساب آبوندی: هر آبوند با احراز هویت در بازار دارای یک حساب می<text:span text:style-name="T16">‌</text:span>شود. حساب آبوندی در بازار حقوق آب ایجاد می<text:span text:style-name="T16">‌</text:span>شود و امکان انتقال شارژ به بقیه حسابهای موجود در بازار را دارد.</text:p>
      <text:p text:style-name="P10"><text:span text:style-name="T16">۶ - </text:span>حساب چاه<text:span text:style-name="T16">‌</text:span>وندی: یک حساب آبوندی ویژه است که به یک و تنها یک حساب چاه متصل است. در واقع با احراز هویت و مالکیت یک چاه توسط یک نفر، امکان دسترسی به این حساب و حساب چاه متناظر با آن بر ایش فراهم می<text:span text:style-name="T17">‌گ</text:span>ردد .</text:p>
      <text:p text:style-name="P10"><text:span text:style-name="T16">۷ -</text:span> صندوق محیط زیست چاه: یک حساب انتظامی کنار حساب چاه است. با انتقال شارژ از حساب چاه به حساب چاه<text:span text:style-name="T16">‌</text:span>وندی به میزان سهم محیط زیست این صندوق شارژ میگیر د <text:span text:style-name="T16">(</text:span>مثلاً <text:span text:style-name="T16">۱۰٪)</text:span> و با بازگشتن شارژ از حساب چاه<text:span text:style-name="T16">‌</text:span>وندی به حساب چاه اگر سهم محیط زیست بیشتر از موجودی صندوق باشد مابه<text:span text:style-name="T16">‌</text:span>التفاوت از شارژ انتقالی کسر می<text:span text:style-name="T16">‌</text:span>شود .</text:p>
      <text:p text:style-name="P10"><text:soft-page-break/><text:span text:style-name="T16">۸ - </text:span><text:s/>حساب میرآب: یک حساب آب<text:span text:style-name="T16">‌</text:span>وندی ویژه است که سهم کارگزاری بازار به حسابش واری<text:span text:style-name="T16">ز </text:span>می<text:span text:style-name="T16">‌</text:span>شود. در هر جابجایی شارژ سهمی به میرآب به عنوان حق<text:span text:style-name="T16">‌</text:span>العمل تعلق می<text:span text:style-name="T16">‌</text:span>گیرد. این عدد برای انتقال بین حسابهای آب<text:span text:style-name="T16">‌</text:span>وند، <text:span text:style-name="T16">۵٪ </text:span><text:s/>و برای انتقال از حساب چاه<text:span text:style-name="T16">‌</text:span>وندی به حساب چاه نیز به صورت پیش<text:span text:style-name="T16">‌</text:span>فرض <text:span text:style-name="T16">۵٪ </text:span>تعیین می<text:span text:style-name="T16">‌</text:span>شود. انتقال از حساب چاه به حساب چاه<text:span text:style-name="T17">‌</text:span>وندی از حق<text:span text:style-name="T16">‌</text:span>العمل معاف است .</text:p>
      <text:p text:style-name="P10"><text:span text:style-name="T16">۹ - </text:span><text:s/>حساب آبخوان <text:span text:style-name="T16">(</text:span>حساب محیط زیست<text:span text:style-name="T16">)</text:span>: در جابجایی از حساب چ<text:span text:style-name="T16">ا</text:span>ه<text:span text:style-name="T17">‌</text:span>وندی به حساب چاه سهم محیط زیست <text:span text:style-name="T16">(</text:span>مثلا <text:span text:style-name="T16">۱۰٪) </text:span><text:s/>کسر می<text:span text:style-name="T16">‌</text:span>شود و به این حساب منتقل می<text:span text:style-name="T16">‌</text:span>شود. اگر صندوق چا<text:span text:style-name="T16">ه </text:span>موجودی داشت <text:span text:style-name="T16">(</text:span> یعنی چاه هنوز سهم حق<text:span text:style-name="T16">‌</text:span>آبه خودش را برداشت نکرده<text:span text:style-name="T16">‌ا</text:span>ست<text:span text:style-name="T16">)</text:span> سهم محیط زیست با توجه به موجودی صندوق محاسبه می<text:span text:style-name="T16">‌</text:span>شود و اگر سهم محیط زیست بیشتر از موجودی صندوق بود مابه<text:span text:style-name="T16">‌</text:span>التفاوت از شارژ انتقالی کسر می<text:span text:style-name="T16">‌</text:span>شود.</text:p>
      <text:p text:style-name="P10"><text:span text:style-name="T16">۱۰ -</text:span> کنتور: هر چاه مجهز به کنتور هوشمند حجمی با قابلیت قطع برداشت آب است. حجم مجاز برداشت آب در قالب توکن به کارت هوشمند کنتور منتقل می<text:span text:style-name="T16">‌</text:span>شود. نرم<text:span text:style-name="T16">‌</text:span>افزار صبا، وظیفه مدیریت شارژ و اطمینان از انتقال صحیح شارژ به کنتور را برعهده دارد. تمام شارژهای انتقالی به نرم افزار صبا، کارت و کنتور مانند شارژهای موجود در حساب<text:span text:style-name="T16">‌</text:span>های بانک و سامانه مبادله، دارای تاریخ پایان اعتبار می<text:span text:style-name="T16">‌</text:span>باشند.</text:p>
      <text:p text:style-name="P4"><text:span text:style-name="T3">سناریوهای اصلی مورد نیاز از منظر بهره</text:span><text:span text:style-name="T4">‌</text:span><text:span text:style-name="T3">برداران از سامانه به شرح زیر می</text:span><text:span text:style-name="T4">‌</text:span><text:span text:style-name="T3">باشد:</text:span></text:p>
      <text:p text:style-name="P6"><text:span text:style-name="T7">۱ - </text:span><text:s/>احراز هویت :</text:p>
      <text:p text:style-name="P8"><text:span text:style-name="T3">موضوع : بسیار ضروری است که از هویت کاربر سیستم اطمینان حاصل شود. احراز هویت به سه معنی است. اول باید مشخص شود کسی که متقاضی ایجاد حساب کاربری در سیستم است دارای صلاحیت دسترسی به چه اطلاعاتی است </text:span><text:span text:style-name="T5">(</text:span><text:span text:style-name="T3">تشخیص صلاحیت</text:span><text:span text:style-name="T5">)</text:span><text:span text:style-name="T3">. مثلا آیا واقعاً صاحب یا نماینده چاه شماره ؟؟؟ هست یا خیر. درمرحله بعد هربار که کاربر می خواهد به حساب خود دسترسی داشته باشد باید اطمینان حاصل شود که خود کاربر چنین درخواستی دارد</text:span><text:span text:style-name="T5">(</text:span><text:span text:style-name="T3">تشخیص هویت</text:span><text:span text:style-name="T5">)</text:span><text:span text:style-name="T3"> و در مرحله بعد به دلیل مسائل حقوقی مرتبط برای برخی از اقدام‌ها کاربران نیاز به تائیدیه مجزا است </text:span><text:span text:style-name="T5">(</text:span><text:span text:style-name="T3">تائید حقوقی</text:span><text:span text:style-name="T5">)</text:span><text:span text:style-name="T3">. مثلا برای جابجایی شارژ، صاحب حساب مبدا باید تائیدیه جداگانه</text:span><text:span text:style-name="T5">‌</text:span><text:span text:style-name="T3">ای را به سیستم ارسال کند .</text:span></text:p>
      <text:p text:style-name="P9">تشخیص صلاحیت :</text:p>
      <text:p text:style-name="P8"><text:span text:style-name="T13">• </text:span><text:span text:style-name="T9">اطلاعات هویتی را بپرس</text:span></text:p>
      <text:p text:style-name="P8"><text:span text:style-name="T6">a </text:span><text:span text:style-name="T3"><text:s/></text:span><text:span text:style-name="T9">نام و نام خانوادگی</text:span></text:p>
      <text:p text:style-name="P8"><text:span text:style-name="T10">b . </text:span><text:span text:style-name="T9">کد ملی </text:span></text:p>
      <text:p text:style-name="P8"><text:span text:style-name="T9">c </text:span><text:span text:style-name="T3">. </text:span><text:span text:style-name="T9">شماره شناسنامه</text:span></text:p>
      <text:p text:style-name="P8"><text:span text:style-name="T9">d </text:span><text:span text:style-name="T3">. </text:span><text:span text:style-name="T9">تاریخ تولد</text:span></text:p>
      <text:p text:style-name="P8"><text:span text:style-name="T9">e </text:span><text:span text:style-name="T3">. </text:span><text:span text:style-name="T9">نام پد ر</text:span></text:p>
      <text:p text:style-name="P8"><text:span text:style-name="T9">f </text:span><text:span text:style-name="T3">. </text:span><text:span text:style-name="T9">جنسیت</text:span></text:p>
      <text:p text:style-name="P8"><text:span text:style-name="T9">g </text:span><text:span text:style-name="T3">. </text:span><text:span text:style-name="T9">آدرس و کدپستی محل کار، منزل و محل چاه</text:span></text:p>
      <text:p text:style-name="P8"><text:span text:style-name="T9">h </text:span><text:span text:style-name="T3">. </text:span><text:span text:style-name="T9">تلفن ثابت آدرسها</text:span></text:p>
      <text:p text:style-name="P8"><text:span text:style-name="T9">i </text:span><text:span text:style-name="T3">. </text:span><text:span text:style-name="T9">شغل</text:span></text:p>
      <text:p text:style-name="P8"><text:span text:style-name="T13">• </text:span><text:span text:style-name="T9">معرفی نامه دارد؟</text:span></text:p>
      <text:p text:style-name="P8"><text:span text:style-name="T9">a </text:span><text:span text:style-name="T3">. </text:span><text:span text:style-name="T9">اسکن معرفینامه را بگیر</text:span></text:p>
      <text:p text:style-name="P8"><text:soft-page-break/><text:span text:style-name="T13">• </text:span><text:span text:style-name="T9">شماره موبایل را بگیر</text:span></text:p>
      <text:p text:style-name="P8"><text:span text:style-name="T13">• </text:span><text:span text:style-name="T9">از شماره موبایل مطمئن شو</text:span></text:p>
      <text:p text:style-name="P8"><text:span text:style-name="T13">• </text:span><text:span text:style-name="T9">تائید شرایط استفاده را بگیر )فرم شرایط و مقررات استفاده از سایت(</text:span></text:p>
      <text:p text:style-name="P8"><text:span text:style-name="T13">• </text:span><text:span text:style-name="T9">حساب آبوندی باز کن</text:span></text:p>
      <text:p text:style-name="P8"><text:span text:style-name="T13">• </text:span><text:span text:style-name="T9">شماره کاربری و نام کاربری و رمز عبور را تولید کن و بده</text:span></text:p>
      <text:p text:style-name="P8"><text:span text:style-name="T13">• </text:span><text:span text:style-name="T9">آیا چاهوند است ؟</text:span></text:p>
      <text:p text:style-name="P8"><text:span text:style-name="T9">a </text:span><text:span text:style-name="T3">. </text:span><text:span text:style-name="T9">اطلاعات چاه را بگیر</text:span></text:p>
      <text:p text:style-name="P8"><text:span text:style-name="T9">i </text:span><text:span text:style-name="T3">. </text:span><text:span text:style-name="T9">شماره پروانه چاه بگیر</text:span></text:p>
      <text:p text:style-name="P8"><text:span text:style-name="T9">ii </text:span><text:span text:style-name="T3">. </text:span><text:span text:style-name="T9">اطلاعات محل چاه را بگیر</text:span></text:p>
      <text:p text:style-name="P8"><text:span text:style-name="T9">iii </text:span><text:span text:style-name="T3">. </text:span><text:span text:style-name="T9">روی نقشه موقعیت چاه را مشخص کن</text:span></text:p>
      <text:p text:style-name="P8"><text:span text:style-name="T9">iv </text:span><text:span text:style-name="T3">. </text:span><text:span text:style-name="T9">اسکن پروانه بهره برداری چاه را بگیر</text:span></text:p>
      <text:p text:style-name="P8"><text:span text:style-name="T9">v </text:span><text:span text:style-name="T3">. </text:span><text:span text:style-name="T9">تعداد مالکین چاه را بپرس</text:span></text:p>
      <text:p text:style-name="P8"><text:span text:style-name="T9">vi </text:span><text:span text:style-name="T3">. </text:span><text:span text:style-name="T9">نام، کد ملی و سهم هرکدام از شرکا را بپرس</text:span></text:p>
      <text:p text:style-name="P8"><text:span text:style-name="T9">vii </text:span><text:span text:style-name="T3">. </text:span><text:span text:style-name="T9">سریال کنتور آب بگیر</text:span></text:p>
      <text:p text:style-name="P8"><text:span text:style-name="T9">b </text:span><text:span text:style-name="T3">. </text:span><text:span text:style-name="T9">آیا چاه حساب دارد؟</text:span></text:p>
      <text:p text:style-name="P8"><text:span text:style-name="T9">i </text:span><text:span text:style-name="T3">. </text:span><text:span text:style-name="T9">بله : دسترسی به حساب چاه بده</text:span></text:p>
      <text:p text:style-name="P8"><text:span text:style-name="T9">ii </text:span><text:span text:style-name="T3">. </text:span><text:span text:style-name="T9">خیر : به میراب برای افتتاح حساب اطلاع بده</text:span></text:p>
      <text:p text:style-name="P8"><text:span text:style-name="T3">1 . </text:span><text:span text:style-name="T9">میرآب حساب چاه را افتتاح می کند</text:span></text:p>
      <text:p text:style-name="P8"><text:span text:style-name="T3">2 . </text:span><text:span text:style-name="T9">میرآب SCap, BCap &amp; WCap چاه را تعریف می</text:span><text:span text:style-name="T11">‌</text:span><text:span text:style-name="T9">کند.</text:span></text:p>
      <text:p text:style-name="P8"><text:span text:style-name="T3">3 . </text:span><text:span text:style-name="T9">میرآب اجازه برداشت سالیانه را از آبفرما درخواست می</text:span><text:span text:style-name="T11">‌</text:span><text:span text:style-name="T9">کند</text:span></text:p>
      <text:p text:style-name="P8"><text:span text:style-name="T3">4 . </text:span><text:span text:style-name="T9">حساب چاه در دسترس چاهوند قرار میگیرد.</text:span></text:p>
      <text:p text:style-name="P8"><text:span text:style-name="T9">c </text:span><text:span text:style-name="T3">. </text:span><text:span text:style-name="T9">آیا حساب چاهوندی متناظر با چاه از قبل وجود دارد؟</text:span></text:p>
      <text:p text:style-name="P8"><text:span text:style-name="T9">i </text:span><text:span text:style-name="T3">. </text:span><text:span text:style-name="T9">خیر : حساب به نام چاهوند افتتاح کن</text:span></text:p>
      <text:p text:style-name="P8"><text:span text:style-name="T3">1 . </text:span><text:span text:style-name="T9">حساب چاهوندی را به حساب چاه متصل کن</text:span></text:p>
      <text:p text:style-name="P8"><text:span text:style-name="T9">ii </text:span><text:span text:style-name="T3">. </text:span><text:span text:style-name="T9">بله دسترسی به حساب چاه وندی را از کاربر قبلی بگیر</text:span></text:p>
      <text:p text:style-name="P8"><text:span text:style-name="T9">iii </text:span><text:span text:style-name="T3">. </text:span><text:span text:style-name="T9">برای ایجاد دسترسی به متقاضی از میرآب استعلام بگیر</text:span></text:p>
      <text:p text:style-name="P9">تشخیص هویت :</text:p>
      <text:p text:style-name="P8"><text:span text:style-name="T13">• </text:span><text:span text:style-name="T9">نام کاربری و رمز ورود را بگیر</text:span></text:p>
      <text:p text:style-name="P6"><text:span text:style-name="T13">• </text:span><text:span text:style-name="T9">با یک روش دیگر هویت را بررسی ک</text:span><text:span text:style-name="T12">ن</text:span></text:p>
      <text:p text:style-name="P6"><text:span text:style-name="T24">ت</text:span><text:span text:style-name="T23">ائید حقوقی : </text:span><text:span text:style-name="T24">(</text:span><text:span text:style-name="T25">آبوند در حال انتقال از حساب خود به حساب دیگری است</text:span><text:span text:style-name="T26">)</text:span></text:p>
      <text:p text:style-name="P14"><text:span text:style-name="T27">• </text:span><text:span text:style-name="T25">پیام هشدار با کد تائید برای آبوند ارسال کن</text:span></text:p>
      <text:p text:style-name="P14"><text:span text:style-name="T27">• </text:span><text:span text:style-name="T25">آبوند کد تائید را وارد میکند در صورت تطابق کد، جابجایی شارژ به کارتابل میرآب منتقل</text:span></text:p>
      <text:p text:style-name="P6"><text:span text:style-name="T25">میشود تا در صورت تائید جابجایی نهایی شود.</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RANSans" svg:font-family="IRANSans" style:font-family-generic="roman" style:font-pitch="variable"/>
    <style:font-face style:name="IRANSans-Bold" svg:font-family="IRANSans-Bold" style:font-family-generic="roman"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MT" svg:font-family="SymbolMT" style:font-family-generic="roman" style:font-pitch="variable"/>
    <style:font-face style:name="Tahoma" svg:font-family="Tahoma" style:font-family-generic="system" style:font-pitch="variable"/>
    <style:font-face style:name="Tahoma1"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1" style:font-family-complex="Tahoma"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6T18:18:15.657000000</meta:creation-date>
    <meta:editing-duration>PT8H38M5S</meta:editing-duration>
    <meta:editing-cycles>16</meta:editing-cycles>
    <meta:generator>LibreOffice/7.2.4.1$Windows_X86_64 LibreOffice_project/27d75539669ac387bb498e35313b970b7fe9c4f9</meta:generator>
    <dc:date>2022-01-12T19:22:05.271000000</dc:date>
    <meta:document-statistic meta:table-count="0" meta:image-count="0" meta:object-count="0" meta:page-count="4" meta:paragraph-count="85" meta:word-count="1329" meta:character-count="6385" meta:non-whitespace-character-count="5118"/>
  </office:meta>
</office:document-meta>
</file>